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 fo:font-weight="bold" style:font-weight-asian="bold" style:font-weight-complex="bold"/>
    </style:style>
    <style:style style:name="T1" style:family="text">
      <style:text-properties fo:font-size="12pt"/>
    </style:style>
    <style:style style:name="T2" style:family="text">
      <style:text-properties style:text-position="sub 58%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1cm" svg:height="0.9cm" svg:x="5.8cm" svg:y="3.1cm">
          <text:p text:style-name="P1"><text:span text:style-name="T1">e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0.9cm" svg:x="9.7cm" svg:y="1.5cm">
          <text:p text:style-name="P1"><text:span text:style-name="T1">a</text:span><text:span text:style-name="T2">1,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cm" svg:height="0.9cm" svg:x="13cm" svg:y="3cm">
          <text:p text:style-name="P1"><text:span text:style-name="T1">d</text:span><text:span text:style-name="T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0.9cm" svg:x="9.7cm" svg:y="3.1cm">
          <text:p text:style-name="P1"><text:span text:style-name="T1">a</text:span><text:span text:style-name="T2">2,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0.9cm" svg:x="9.7cm" svg:y="4.8cm">
          <text:p text:style-name="P1"><text:span text:style-name="T1">a</text:span><text:span text:style-name="T2">j,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7cm" svg:y1="2cm" svg:x2="13.1cm" svg:y2="3.2cm">
          <text:p/>
        </draw:line>
        <draw:line draw:style-name="gr5" draw:text-style-name="P1" draw:layer="layout" svg:x1="10.7cm" svg:y1="3.5cm" svg:x2="13cm" svg:y2="3.5cm">
          <text:p/>
        </draw:line>
        <draw:line draw:style-name="gr5" draw:text-style-name="P1" draw:layer="layout" svg:x1="10.7cm" svg:y1="5.3cm" svg:x2="13.2cm" svg:y2="3.8cm">
          <text:p/>
        </draw:line>
        <draw:custom-shape draw:style-name="gr1" draw:text-style-name="P3" draw:layer="layout" svg:width="1cm" svg:height="0.9cm" svg:x="5.8cm" svg:y="1.5cm">
          <text:p text:style-name="P1"><text:span text:style-name="T1">e</text:span><text:span text:style-name="T2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cm" svg:height="0.9cm" svg:x="5.8cm" svg:y="4.8cm">
          <text:p text:style-name="P1"><text:span text:style-name="T1">e</text:span><text:span text:style-name="T2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8cm" svg:y1="5.3cm" svg:x2="9.7cm" svg:y2="5.3cm">
          <text:p/>
        </draw:line>
        <draw:line draw:style-name="gr5" draw:text-style-name="P1" draw:layer="layout" svg:x1="6.8cm" svg:y1="3.6cm" svg:x2="9.7cm" svg:y2="3.6cm">
          <text:p/>
        </draw:line>
        <draw:line draw:style-name="gr4" draw:text-style-name="P1" draw:layer="layout" svg:x1="6.8cm" svg:y1="2cm" svg:x2="9.7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 </meta:initial-creator>
    <meta:creation-date>2012-12-08T17:47:01</meta:creation-date>
    <dc:date>2012-12-08T18:14:32</dc:date>
    <dc:creator>Nicola </dc:creator>
    <meta:editing-duration>PT19M25S</meta:editing-duration>
    <meta:editing-cycles>5</meta:editing-cycles>
    <meta:generator>LibreOffice/3.6$Linux_X86_64 LibreOffice_project/360m1$Build-102</meta:generator>
    <meta:document-statistic meta:object-count="13"/>
  </office:meta>
</office:document-meta>
</file>